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aa3f" officeooo:paragraph-rsid="0017aa3f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officeooo:rsid="0017aa3f" officeooo:paragraph-rsid="0017aa3f" style:font-weight-asian="bold" style:font-weight-complex="bold"/>
    </style:style>
    <style:style style:name="P3" style:family="paragraph" style:parent-style-name="Standard" style:list-style-name="L1">
      <style:text-properties officeooo:rsid="0017aa3f" officeooo:paragraph-rsid="0017aa3f"/>
    </style:style>
    <style:style style:name="P4" style:family="paragraph" style:parent-style-name="Standard" style:list-style-name="L2">
      <style:text-properties officeooo:rsid="0017aa3f" officeooo:paragraph-rsid="0017aa3f"/>
    </style:style>
    <style:style style:name="P5" style:family="paragraph" style:parent-style-name="Standard" style:list-style-name="L2">
      <style:text-properties fo:language="ru" fo:country="RU" officeooo:rsid="0017aa3f" officeooo:paragraph-rsid="0017aa3f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и и Задачи</text:p>
      <text:p text:style-name="P2">Цели:</text:p>
      <text:list text:style-name="L1">
        <text:list-item>
          <text:p text:style-name="P3">написание основного кода бота </text:p>
        </text:list-item>
        <text:list-item>
          <text:p text:style-name="P3">разработка нужных баз данных</text:p>
        </text:list-item>
        <text:list-item>
          <text:p text:style-name="P3">реализация дизайна </text:p>
        </text:list-item>
        <text:list-item>
          <text:p text:style-name="P3">реализация обработки нежелательных ответов </text:p>
        </text:list-item>
      </text:list>
      <text:p text:style-name="P2">Задачи:</text:p>
      <text:list text:style-name="L2">
        <text:list-item>
          <text:p text:style-name="P4">изучение работы с библиотеками для тг ботов</text:p>
        </text:list-item>
        <text:list-item>
          <text:p text:style-name="P4">изучение работы с <text:span text:style-name="T1">http </text:span></text:p>
        </text:list-item>
        <text:list-item>
          <text:p text:style-name="P5">изучение работы с бд <text:span text:style-name="T1">SQL</text:span></text:p>
        </text:list-item>
        <text:list-item>
          <text:p text:style-name="P5">закрепление функций <text:span text:style-name="T1">python </text:span>(если потребуется)</text:p>
        </text:list-item>
        <text:list-item>
          <text:p text:style-name="P5">разработка сценариев</text:p>
        </text:list-item>
        <text:list-item>
          <text:p text:style-name="P5">разработка основных функций и фишек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2:16:34.533000000</meta:creation-date>
    <dc:date>2024-12-02T22:26:01.399000000</dc:date>
    <meta:editing-duration>PT9M27S</meta:editing-duration>
    <meta:editing-cycles>1</meta:editing-cycles>
    <meta:document-statistic meta:table-count="0" meta:image-count="0" meta:object-count="0" meta:page-count="1" meta:paragraph-count="13" meta:word-count="57" meta:character-count="345" meta:non-whitespace-character-count="307"/>
    <meta:generator>LibreOffice/24.8.3.2$Windows_X86_64 LibreOffice_project/48a6bac9e7e268aeb4c3483fcf825c94556d9f92</meta:generator>
  </office:meta>
</office:document-meta>
</file>